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svg:stroke-width="0.1cm" svg:stroke-color="#7f7f7f" draw:marker-start-width="0.35cm" draw:marker-end-width="0.35cm" draw:fill="none" draw:textarea-vertical-align="middle" fo:padding-top="0.175cm" fo:padding-bottom="0.175cm" fo:padding-left="0.3cm" fo:padding-right="0.3cm"/>
    </style:style>
    <style:style style:name="gr2" style:family="graphic" style:parent-style-name="standard">
      <style:graphic-properties svg:stroke-width="0.1cm" svg:stroke-color="#1fa8f5" draw:marker-start-width="0.35cm" draw:marker-end-width="0.35cm" draw:fill="solid" draw:fill-color="#ffffff" draw:textarea-horizontal-align="center" draw:textarea-vertical-align="middle" draw:auto-grow-height="false" fo:padding-top="0.175cm" fo:padding-bottom="0.175cm" fo:padding-left="0.3cm" fo:padding-right="0.3cm"/>
    </style:style>
    <style:style style:name="gr3" style:family="graphic" style:parent-style-name="standard">
      <style:graphic-properties svg:stroke-width="0.1cm" svg:stroke-color="#7f7f7f"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4" style:family="graphic" style:parent-style-name="standard">
      <style:graphic-properties svg:stroke-width="0.1cm" svg:stroke-color="#f26817" draw:marker-start-width="0.35cm" draw:marker-end-width="0.35cm" draw:fill="solid" draw:fill-color="#ffffff" draw:textarea-horizontal-align="center" draw:textarea-vertical-align="middle" draw:auto-grow-height="true" fo:min-height="31.594cm" fo:padding-top="0.175cm" fo:padding-bottom="0.175cm" fo:padding-left="0.3cm" fo:padding-right="0.3cm" fo:wrap-option="wrap"/>
    </style:style>
    <style:style style:name="gr5" style:family="graphic" style:parent-style-name="standard">
      <style:graphic-properties svg:stroke-width="0.1cm" svg:stroke-color="#1fa8f5" draw:marker-start-width="0.35cm" draw:marker-end-width="0.35cm" draw:fill-color="#ffffff" draw:textarea-horizontal-align="left" draw:textarea-vertical-align="middle" draw:auto-grow-height="false" fo:padding-top="0.175cm" fo:padding-bottom="0.175cm" fo:padding-left="0.3cm" fo:padding-right="0.3cm" fo:wrap-option="wrap"/>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width="0.1cm" svg:stroke-color="#f79156" draw:marker-start-width="0.35cm" draw:marker-end-width="0.35cm" draw:fill-color="#ffffff" draw:textarea-horizontal-align="left" draw:textarea-vertical-align="middle" draw:auto-grow-height="false" fo:padding-top="0.175cm" fo:padding-bottom="0.175cm" fo:padding-left="0.3cm" fo:padding-right="0.3cm" fo:wrap-option="wrap"/>
    </style:style>
    <style:style style:name="gr8" style:family="graphic" style:parent-style-name="standard">
      <style:graphic-properties draw:fill-color="#83caff"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false" fo:min-height="2.55cm" fo:min-width="4.572cm"/>
    </style:style>
    <style:style style:name="gr10" style:family="graphic" style:parent-style-name="standard">
      <style:graphic-properties draw:fill-color="#7f7f7f" draw:textarea-horizontal-align="justify" draw:textarea-vertical-align="middle" draw:auto-grow-height="false"/>
    </style:style>
    <style:style style:name="gr11" style:family="graphic" style:parent-style-name="objectwithoutfill">
      <style:graphic-properties svg:stroke-width="0.1cm" svg:stroke-color="#7f7f7f" draw:marker-start-width="0.35cm" draw:marker-end="Rounded_20_short_20_Arrow" draw:marker-end-width="0.45cm" draw:fill="none" draw:textarea-vertical-align="middle" fo:padding-top="0.175cm" fo:padding-bottom="0.175cm" fo:padding-left="0.3cm" fo:padding-right="0.3cm"/>
    </style:style>
    <style:style style:name="gr12" style:family="graphic" style:parent-style-name="objectwithoutfill">
      <style:graphic-properties svg:stroke-width="0.1cm" svg:stroke-color="#f79156" draw:marker-start-width="0.35cm" draw:marker-end="Rounded_20_short_20_Arrow" draw:marker-end-width="0.45cm" draw:fill="none" draw:textarea-vertical-align="middle" fo:padding-top="0.175cm" fo:padding-bottom="0.175cm" fo:padding-left="0.3cm" fo:padding-right="0.3cm"/>
    </style:style>
    <style:style style:name="gr13" style:family="graphic" style:parent-style-name="standard">
      <style:graphic-properties draw:fill-color="#ffcc99" draw:textarea-horizontal-align="justify" draw:textarea-vertical-align="middle" draw:auto-grow-height="false"/>
    </style:style>
    <style:style style:name="gr14" style:family="graphic" style:parent-style-name="standard">
      <style:graphic-properties draw:fill-color="#cccccc" draw:textarea-horizontal-align="justify" draw:textarea-vertical-align="middle" draw:auto-grow-height="false"/>
    </style:style>
    <style:style style:name="gr15" style:family="graphic" style:parent-style-name="standard">
      <style:graphic-properties svg:stroke-width="0.1cm" svg:stroke-color="#00007a" draw:marker-start-width="0.35cm" draw:marker-end-width="0.35cm" draw:fill="solid" draw:fill-color="#ffffff" draw:textarea-horizontal-align="center" draw:textarea-vertical-align="bottom" draw:auto-grow-height="false" fo:padding-top="0.175cm" fo:padding-bottom="0.175cm" fo:padding-left="0.3cm" fo:padding-right="0.3cm"/>
    </style:style>
    <style:style style:name="gr16" style:family="graphic" style:parent-style-name="standard">
      <style:graphic-properties svg:stroke-width="0.1cm" svg:stroke-color="#00007a" draw:marker-start-width="0.35cm" draw:marker-end-width="0.35cm" draw:fill-color="#ffffff" draw:textarea-horizontal-align="left" draw:textarea-vertical-align="middle" draw:auto-grow-height="false" fo:padding-top="0.175cm" fo:padding-bottom="0.175cm" fo:padding-left="0.3cm" fo:padding-right="0.3cm" fo:wrap-option="wrap"/>
    </style:style>
    <style:style style:name="gr17" style:family="graphic" style:parent-style-name="standard">
      <style:graphic-properties draw:stroke="none" svg:stroke-color="#000000" draw:fill="none" draw:fill-color="#ffffff" draw:textarea-horizontal-align="left" draw:auto-grow-height="true" draw:auto-grow-width="false" fo:min-height="1.837cm" fo:min-width="4.572cm"/>
    </style:style>
    <style:style style:name="gr18" style:family="graphic" style:parent-style-name="standard">
      <style:graphic-properties draw:fill-color="#ff8080" draw:textarea-horizontal-align="justify" draw:textarea-vertical-align="middle" draw:auto-grow-height="false"/>
    </style:style>
    <style:style style:name="P1" style:family="paragraph">
      <style:paragraph-properties fo:text-align="center"/>
      <style:text-properties fo:font-size="12pt" style:font-size-asian="12pt" style:font-size-complex="12pt"/>
    </style:style>
    <style:style style:name="P2" style:family="paragraph">
      <style:paragraph-properties fo:text-align="center"/>
    </style:style>
    <style:style style:name="P3" style:family="paragraph">
      <style:paragraph-properties fo:text-align="center"/>
      <style:text-properties fo:font-size="10pt" fo:font-weight="bold" style:font-size-asian="10pt" style:font-weight-asian="bold" style:font-size-complex="10pt" style:font-weight-complex="bold"/>
    </style:style>
    <style:style style:name="P4" style:family="paragraph">
      <style:paragraph-properties fo:text-align="center"/>
      <style:text-properties fo:color="#7f7f7f" fo:font-weight="bold" style:font-weight-asian="bold" style:font-weight-complex="bold"/>
    </style:style>
    <style:style style:name="P5" style:family="paragraph">
      <style:paragraph-properties fo:text-align="center"/>
      <style:text-properties fo:color="#f26817" fo:font-size="18pt" fo:font-weight="bold" style:font-size-asian="18pt" style:font-weight-asian="bold" style:font-size-complex="18pt" style:font-weight-complex="bold"/>
    </style:style>
    <style:style style:name="P6" style:family="paragraph">
      <style:text-properties fo:font-size="10pt" fo:font-weight="bold" style:font-size-asian="10pt" style:font-weight-asian="bold" style:font-size-complex="10pt" style:font-weight-complex="bold"/>
    </style:style>
    <style:style style:name="P7" style:family="paragraph">
      <style:text-properties fo:font-size="12pt" fo:font-weight="bold" style:font-size-asian="12pt" style:font-weight-asian="bold" style:font-size-complex="12pt" style:font-weight-complex="bold"/>
    </style:style>
    <style:style style:name="P8" style:family="paragraph">
      <style:paragraph-properties fo:text-align="center"/>
      <style:text-properties fo:color="#ffffff" fo:font-size="9pt" fo:font-weight="bold" style:font-size-asian="9pt" style:font-weight-asian="bold" style:font-size-complex="9pt" style:font-weight-complex="bold"/>
    </style:style>
    <style:style style:name="T1" style:family="text">
      <style:text-properties fo:font-size="10pt" fo:font-weight="bold" style:font-size-asian="10pt" style:font-weight-asian="bold" style:font-size-complex="10pt" style:font-weight-complex="bold"/>
    </style:style>
    <style:style style:name="T2" style:family="text">
      <style:text-properties fo:color="#7f7f7f" fo:font-weight="bold" style:font-weight-asian="bold" style:font-weight-complex="bold"/>
    </style:style>
    <style:style style:name="T3" style:family="text">
      <style:text-properties fo:color="#f26817" fo:font-size="18pt" fo:font-weight="bold" style:font-size-asian="18pt" style:font-weight-asian="bold" style:font-size-complex="18pt" style:font-weight-complex="bold"/>
    </style:style>
    <style:style style:name="T4" style:family="text">
      <style:text-properties fo:color="#ffffff" fo:font-size="9pt" fo:font-weight="bold" style:font-size-asian="9pt" style:font-weight-asian="bold" style:font-size-complex="9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1cm" svg:y1="1.6cm" svg:x2="13.6cm" svg:y2="1.6cm">
          <text:p/>
        </draw:line>
        <draw:line draw:style-name="gr1" draw:text-style-name="P1" draw:layer="layout" svg:x1="13cm" svg:y1="14.1cm" svg:x2="13.5cm" svg:y2="14.1cm">
          <text:p/>
        </draw:line>
        <draw:line draw:style-name="gr1" draw:text-style-name="P1" draw:layer="layout" svg:x1="13cm" svg:y1="29.307cm" svg:x2="13.5cm" svg:y2="29.307cm">
          <text:p/>
        </draw:line>
        <draw:line draw:style-name="gr1" draw:text-style-name="P1" draw:layer="layout" svg:x1="12.95cm" svg:y1="20.2cm" svg:x2="13.45cm" svg:y2="20.2cm">
          <text:p/>
        </draw:line>
        <draw:line draw:style-name="gr1" draw:text-style-name="P1" draw:layer="layout" svg:x1="13.05cm" svg:y1="9.95cm" svg:x2="13.55cm" svg:y2="9.95cm">
          <text:p/>
        </draw:line>
        <draw:custom-shape draw:style-name="gr2" draw:text-style-name="P3" draw:layer="layout" svg:width="8.526cm" svg:height="0.7cm" svg:x="4.574cm" svg:y="1.2cm">
          <text:p text:style-name="P2"><text:span text:style-name="T1"><text:s text:c="12"/></text:span><text:span text:style-name="T1">POST /1.1/us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1.719cm" svg:height="32.09cm" svg:x="1.181cm" svg:y="1.1cm">
          <draw:glue-point draw:id="4" svg:x="5cm" svg:y="-3.802cm"/>
          <draw:glue-point draw:id="5" svg:x="5cm" svg:y="-2.916cm"/>
          <text:p text:style-name="P2"><text:span text:style-name="T2">U</text:span></text:p>
          <text:p text:style-name="P2"><text:span text:style-name="T2">S</text:span></text:p>
          <text:p text:style-name="P2"><text:span text:style-name="T2">E</text:span></text:p>
          <text:p text:style-name="P2"><text:span text:style-name="T2">R</text:span></text:p>
          <text:p text:style-name="P2"><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1.5cm" svg:height="32.09cm" svg:x="25.2cm" svg:y="1.1cm">
          <text:p text:style-name="P2"><text:span text:style-name="T3">R</text:span></text:p>
          <text:p text:style-name="P2"><text:span text:style-name="T3">E</text:span></text:p>
          <text:p text:style-name="P2"><text:span text:style-name="T3">S</text:span></text:p>
          <text:p text:style-name="P2"><text:span text:style-name="T3">T</text:span></text:p>
          <text:p text:style-name="P2"><text:span text:style-name="T3"/></text:p>
          <text:p text:style-name="P2"><text:span text:style-name="T3">A</text:span></text:p>
          <text:p text:style-name="P2"><text:span text:style-name="T3">P</text:span></text:p>
          <text:p text:style-name="P2"><text:span text:style-name="T3">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9.24cm" svg:height="2.3cm" svg:x="13.6cm" svg:y="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6" draw:layer="layout" svg:width="4.388cm" svg:height="2.221cm" svg:x="15.1cm" svg:y="1.2cm">
          <draw:text-box>
            <text:p><text:span text:style-name="T1">{</text:span></text:p>
            <text:p><text:span text:style-name="T1"><text:s text:c="4"/></text:span><text:span text:style-name="T1">"firstname" : "John",</text:span></text:p>
            <text:p><text:span text:style-name="T1"><text:s text:c="4"/></text:span><text:span text:style-name="T1">"lastname" : "Doe",</text:span></text:p>
            <text:p><text:span text:style-name="T1"><text:s text:c="4"/></text:span><text:span text:style-name="T1">"userfield" : " "</text:span></text:p>
            <text:p><text:span text:style-name="T1">}</text:span></text:p>
          </draw:text-box>
        </draw:frame>
        <draw:custom-shape draw:style-name="gr7" draw:text-style-name="P1" draw:layer="layout" svg:width="8.5cm" svg:height="2.9cm" svg:x="4.5cm" svg:y="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1.201cm" svg:height="0.64cm" svg:x="5.987cm" svg:y="2.54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9" draw:text-style-name="P7" draw:layer="layout" svg:width="8.3cm" svg:height="2.8cm" svg:x="4.6cm" svg:y="2.163cm">
          <draw:text-box>
            <text:p><text:span text:style-name="T1">{</text:span></text:p>
            <text:p><text:span text:style-name="T1"><text:s text:c="4"/></text:span><text:span text:style-name="T1">"id" : 944, <text:s/>"firstname" : "John",</text:span></text:p>
            <text:p><text:span text:style-name="T1"><text:s text:c="4"/></text:span><text:span text:style-name="T1">"lastname" : "Doe", "timezone" : "en_US",</text:span></text:p>
            <text:p><text:span text:style-name="T1"><text:s text:c="4"/></text:span><text:span text:style-name="T1">"caller_id" : "\"John Doe\"",</text:span></text:p>
            <text:p><text:span text:style-name="T1"><text:s text:c="4"/></text:span><text:span text:style-name="T1">"outgoing_caller_id" : "default"</text:span></text:p>
            <text:p><text:span text:style-name="T1">}</text:span></text:p>
          </draw:text-box>
        </draw:frame>
        <draw:custom-shape draw:style-name="gr10" draw:text-style-name="P8" draw:layer="layout" svg:width="2.9cm" svg:height="0.5cm" svg:x="4.7cm" svg:y="1.3cm">
          <text:p text:style-name="P2"><text:span text:style-name="T4">Create Main u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 draw:layer="layout" svg:x1="2.9cm" svg:y1="1.527cm" svg:x2="4.5cm" svg:y2="1.527cm">
          <text:p/>
        </draw:line>
        <draw:line draw:style-name="gr11" draw:text-style-name="P1" draw:layer="layout" svg:x1="22.85cm" svg:y1="2.302cm" svg:x2="25.1cm" svg:y2="2.302cm">
          <text:p/>
        </draw:line>
        <draw:line draw:style-name="gr12" draw:text-style-name="P1" draw:layer="layout" svg:x1="25.2cm" svg:y1="4.1cm" svg:x2="13cm" svg:y2="4.1cm">
          <text:p/>
        </draw:line>
        <draw:line draw:style-name="gr12" draw:text-style-name="P1" draw:layer="layout" svg:x1="4.5cm" svg:y1="4.075cm" svg:x2="2.9cm" svg:y2="4.075cm">
          <text:p/>
        </draw:line>
        <draw:custom-shape draw:style-name="gr2" draw:text-style-name="P3" draw:layer="layout" svg:width="8.526cm" svg:height="0.7cm" svg:x="4.524cm" svg:y="9.55cm">
          <text:p text:style-name="P2"><text:span text:style-name="T1"><text:s text:c="16"/></text:span><text:span text:style-name="T1">POST /1.1/lines_si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9.24cm" svg:height="2.3cm" svg:x="13.55cm" svg:y="9.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6" draw:layer="layout" svg:width="4.371cm" svg:height="1.827cm" svg:x="15.05cm" svg:y="9.75cm">
          <draw:text-box>
            <text:p><text:span text:style-name="T1">{</text:span></text:p>
            <text:p><text:span text:style-name="T1"><text:s text:c="4"/></text:span><text:span text:style-name="T1">"context" : "default",</text:span></text:p>
            <text:p><text:span text:style-name="T1"><text:s text:c="4"/></text:span><text:span text:style-name="T1">"device_slot" : "1",</text:span></text:p>
            <text:p><text:span text:style-name="T1">}</text:span></text:p>
          </draw:text-box>
        </draw:frame>
        <draw:custom-shape draw:style-name="gr7" draw:text-style-name="P1" draw:layer="layout" svg:width="8.5cm" svg:height="2.9cm" svg:x="4.45cm" svg:y="10.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1.201cm" svg:height="0.64cm" svg:x="5.919cm" svg:y="10.889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9" draw:text-style-name="P7" draw:layer="layout" svg:width="8.3cm" svg:height="2.8cm" svg:x="4.55cm" svg:y="10.513cm">
          <draw:text-box>
            <text:p><text:span text:style-name="T1">{</text:span></text:p>
            <text:p><text:span text:style-name="T1"><text:s text:c="4"/></text:span><text:span text:style-name="T1">"id" : 104, <text:s/>"context" : "default",</text:span></text:p>
            <text:p><text:span text:style-name="T1"><text:s text:c="4"/></text:span><text:span text:style-name="T1">"username" : "abcdef",</text:span></text:p>
            <text:p><text:span text:style-name="T1"><text:s text:c="4"/></text:span><text:span text:style-name="T1">"secret" : "secret_password",</text:span></text:p>
            <text:p><text:span text:style-name="T1"><text:s text:c="4"/></text:span><text:span text:style-name="T1">"provisioning_extension" : "123456"</text:span></text:p>
            <text:p><text:span text:style-name="T1">}</text:span></text:p>
          </draw:text-box>
        </draw:frame>
        <draw:custom-shape draw:style-name="gr10" draw:text-style-name="P8" draw:layer="layout" svg:width="2.9cm" svg:height="0.5cm" svg:x="4.65cm" svg:y="9.65cm">
          <text:p text:style-name="P2"><text:span text:style-name="T4">Create li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 draw:layer="layout" svg:x1="2.85cm" svg:y1="9.877cm" svg:x2="4.45cm" svg:y2="9.877cm">
          <text:p/>
        </draw:line>
        <draw:line draw:style-name="gr11" draw:text-style-name="P1" draw:layer="layout" svg:x1="22.8cm" svg:y1="10.652cm" svg:x2="25.2cm" svg:y2="10.652cm">
          <text:p/>
        </draw:line>
        <draw:line draw:style-name="gr12" draw:text-style-name="P1" draw:layer="layout" svg:x1="25.15cm" svg:y1="12.45cm" svg:x2="12.95cm" svg:y2="12.45cm">
          <text:p/>
        </draw:line>
        <draw:line draw:style-name="gr12" draw:text-style-name="P1" draw:layer="layout" svg:x1="4.45cm" svg:y1="12.425cm" svg:x2="2.85cm" svg:y2="12.425cm">
          <text:p/>
        </draw:line>
        <draw:custom-shape draw:style-name="gr10" draw:text-style-name="P8" draw:layer="layout" svg:width="2.9cm" svg:height="0.5cm" svg:x="19.699cm" svg:y="2.899cm">
          <text:p text:style-name="P2"><text:span text:style-name="T4">Example requ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8" draw:layer="layout" svg:width="2.9cm" svg:height="0.5cm" svg:x="9.725cm" svg:y="4.371cm">
          <text:p text:style-name="P2"><text:span text:style-name="T4">Example respon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8" draw:layer="layout" svg:width="2.9cm" svg:height="0.5cm" svg:x="19.698cm" svg:y="11.244cm">
          <text:p text:style-name="P2"><text:span text:style-name="T4">Example requ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8" draw:layer="layout" svg:width="2.9cm" svg:height="0.5cm" svg:x="9.724cm" svg:y="12.746cm">
          <text:p text:style-name="P2"><text:span text:style-name="T4">Example response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8.526cm" svg:height="0.7cm" svg:x="4.474cm" svg:y="13.7cm">
          <text:p text:style-name="P2"><text:span text:style-name="T1"><text:s text:c="19"/></text:span><text:span text:style-name="T1">POST /1.1/extens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9.24cm" svg:height="2.3cm" svg:x="13.5cm" svg:y="1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6" draw:layer="layout" svg:width="4.642cm" svg:height="2.221cm" svg:x="15cm" svg:y="13.7cm">
          <draw:text-box>
            <text:p><text:span text:style-name="T1">{</text:span></text:p>
            <text:p><text:span text:style-name="T1"><text:s text:c="4"/></text:span><text:span text:style-name="T1">"exten" : "1234",</text:span></text:p>
            <text:p><text:span text:style-name="T1"><text:s text:c="4"/></text:span><text:span text:style-name="T1">"context" : "default",</text:span></text:p>
            <text:p><text:span text:style-name="T1"><text:s text:c="4"/></text:span><text:span text:style-name="T1">"commented" : "false"</text:span></text:p>
            <text:p><text:span text:style-name="T1">}</text:span></text:p>
          </draw:text-box>
        </draw:frame>
        <draw:custom-shape draw:style-name="gr7" draw:text-style-name="P1" draw:layer="layout" svg:width="8.5cm" svg:height="2.7cm" svg:x="4.4cm" svg:y="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 draw:layer="layout" svg:width="1.201cm" svg:height="0.64cm" svg:x="5.818cm" svg:y="15.43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9" draw:text-style-name="P7" draw:layer="layout" svg:width="8.3cm" svg:height="2.8cm" svg:x="4.5cm" svg:y="14.663cm">
          <draw:text-box>
            <text:p><text:span text:style-name="T1">{</text:span></text:p>
            <text:p><text:span text:style-name="T1"><text:s text:c="4"/></text:span><text:span text:style-name="T1">"exten": "1234",</text:span></text:p>
            <text:p><text:span text:style-name="T1"><text:s text:c="4"/></text:span><text:span text:style-name="T1">"id" : 123</text:span></text:p>
            <text:p><text:span text:style-name="T1"><text:s text:c="4"/></text:span><text:span text:style-name="T1">"context": "default",</text:span></text:p>
            <text:p><text:span text:style-name="T1"><text:s text:c="4"/></text:span><text:span text:style-name="T1">"commented": false</text:span></text:p>
            <text:p><text:span text:style-name="T1">}</text:span></text:p>
          </draw:text-box>
        </draw:frame>
        <draw:custom-shape draw:style-name="gr10" draw:text-style-name="P8" draw:layer="layout" svg:width="2.9cm" svg:height="0.5cm" svg:x="4.6cm" svg:y="13.8cm">
          <text:p text:style-name="P2"><text:span text:style-name="T4">Create exten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 draw:layer="layout" svg:x1="2.9cm" svg:y1="14.027cm" svg:x2="4.4cm" svg:y2="14.027cm">
          <text:p/>
        </draw:line>
        <draw:line draw:style-name="gr11" draw:text-style-name="P1" draw:layer="layout" svg:x1="22.75cm" svg:y1="14.802cm" svg:x2="25.2cm" svg:y2="14.802cm">
          <text:p/>
        </draw:line>
        <draw:line draw:style-name="gr12" draw:text-style-name="P1" draw:layer="layout" svg:x1="25.1cm" svg:y1="16.6cm" svg:x2="12.9cm" svg:y2="16.6cm">
          <text:p/>
        </draw:line>
        <draw:line draw:style-name="gr12" draw:text-style-name="P1" draw:layer="layout" svg:x1="4.4cm" svg:y1="16.575cm" svg:x2="2.8cm" svg:y2="16.575cm">
          <text:p/>
        </draw:line>
        <draw:custom-shape draw:style-name="gr10" draw:text-style-name="P8" draw:layer="layout" svg:width="2.9cm" svg:height="0.5cm" svg:x="19.648cm" svg:y="15.394cm">
          <text:p text:style-name="P2"><text:span text:style-name="T4">Example requ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8" draw:layer="layout" svg:width="2.9cm" svg:height="0.5cm" svg:x="9.574cm" svg:y="16.696cm">
          <text:p text:style-name="P2"><text:span text:style-name="T4">Example response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8.526cm" svg:height="1.25cm" svg:x="4.474cm" svg:y="28.7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 draw:layer="layout" svg:x1="22.75cm" svg:y1="29.509cm" svg:x2="25.2cm" svg:y2="29.509cm">
          <text:p/>
        </draw:line>
        <draw:custom-shape draw:style-name="gr16" draw:text-style-name="P1" draw:layer="layout" svg:width="9.24cm" svg:height="1.55cm" svg:x="13.5cm" svg:y="28.7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 draw:layer="layout" svg:width="1.201cm" svg:height="0.64cm" svg:x="18.17cm" svg:y="29.07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6" draw:text-style-name="P6" draw:layer="layout" svg:width="4.269cm" svg:height="1.433cm" svg:x="15cm" svg:y="28.707cm">
          <draw:text-box>
            <text:p><text:span text:style-name="T1">{</text:span></text:p>
            <text:p><text:span text:style-name="T1"><text:s text:c="4"/></text:span><text:span text:style-name="T1">"extension_id" : 123</text:span></text:p>
            <text:p><text:span text:style-name="T1">}</text:span></text:p>
          </draw:text-box>
        </draw:frame>
        <draw:custom-shape draw:style-name="gr10" draw:text-style-name="P8" draw:layer="layout" svg:width="5.1cm" svg:height="0.5cm" svg:x="4.6cm" svg:y="28.807cm">
          <text:p text:style-name="P2"><text:span text:style-name="T4">Associate an extension to a li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 draw:layer="layout" svg:x1="2.9cm" svg:y1="29.334cm" svg:x2="4.4cm" svg:y2="29.334cm">
          <text:p/>
        </draw:line>
        <draw:custom-shape draw:style-name="gr10" draw:text-style-name="P8" draw:layer="layout" svg:width="2.9cm" svg:height="0.5cm" svg:x="19.648cm" svg:y="29.647cm">
          <text:p text:style-name="P2"><text:span text:style-name="T4">Example requ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8.526cm" svg:height="1.25cm" svg:x="4.424cm" svg:y="1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 draw:layer="layout" svg:x1="22.7cm" svg:y1="20.402cm" svg:x2="25.15cm" svg:y2="20.402cm">
          <text:p/>
        </draw:line>
        <draw:custom-shape draw:style-name="gr16" draw:text-style-name="P1" draw:layer="layout" svg:width="9.24cm" svg:height="1.5cm" svg:x="13.45cm" svg:y="1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1.201cm" svg:height="0.64cm" svg:x="17.091cm" svg:y="19.97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6" draw:text-style-name="P6" draw:layer="layout" svg:width="3.232cm" svg:height="1.433cm" svg:x="14.95cm" svg:y="19.6cm">
          <draw:text-box>
            <text:p><text:span text:style-name="T1">{</text:span></text:p>
            <text:p><text:span text:style-name="T1"><text:s text:c="4"/></text:span><text:span text:style-name="T1">"line_id" : 104</text:span></text:p>
            <text:p><text:span text:style-name="T1">}</text:span></text:p>
          </draw:text-box>
        </draw:frame>
        <draw:custom-shape draw:style-name="gr10" draw:text-style-name="P8" draw:layer="layout" svg:width="4.95cm" svg:height="0.5cm" svg:x="4.55cm" svg:y="19.7cm">
          <text:p text:style-name="P2"><text:span text:style-name="T4">Associate a line to a Main u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 draw:layer="layout" svg:x1="2.85cm" svg:y1="20.227cm" svg:x2="4.35cm" svg:y2="20.227cm">
          <text:p/>
        </draw:line>
        <draw:custom-shape draw:style-name="gr10" draw:text-style-name="P8" draw:layer="layout" svg:width="2.9cm" svg:height="0.5cm" svg:x="19.598cm" svg:y="20.492cm">
          <text:p text:style-name="P2"><text:span text:style-name="T4">Example requ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8.5cm" svg:height="1.95cm" svg:x="4.4cm" svg:y="30.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1.201cm" svg:height="0.64cm" svg:x="6.642cm" svg:y="30.58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4" draw:text-style-name="P1" draw:layer="layout" svg:width="1.201cm" svg:height="0.64cm" svg:x="7.549cm" svg:y="31.00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7" draw:text-style-name="P7" draw:layer="layout" svg:width="8.3cm" svg:height="2.087cm" svg:x="4.5cm" svg:y="30.213cm">
          <draw:text-box>
            <text:p><text:span text:style-name="T1">{</text:span></text:p>
            <text:p><text:span text:style-name="T1"><text:s text:c="4"/></text:span><text:span text:style-name="T1">"line_id" : 104,</text:span></text:p>
            <text:p><text:span text:style-name="T1"><text:s text:c="4"/></text:span><text:span text:style-name="T1">"extension_id": 123</text:span></text:p>
            <text:p><text:span text:style-name="T1">}</text:span></text:p>
          </draw:text-box>
        </draw:frame>
        <draw:line draw:style-name="gr12" draw:text-style-name="P1" draw:layer="layout" svg:x1="25.1cm" svg:y1="31.25cm" svg:x2="12.9cm" svg:y2="31.25cm">
          <text:p/>
        </draw:line>
        <draw:line draw:style-name="gr12" draw:text-style-name="P1" draw:layer="layout" svg:x1="4.4cm" svg:y1="31.225cm" svg:x2="2.8cm" svg:y2="31.225cm">
          <text:p/>
        </draw:line>
        <draw:custom-shape draw:style-name="gr10" draw:text-style-name="P8" draw:layer="layout" svg:width="2.9cm" svg:height="0.5cm" svg:x="9.674cm" svg:y="31.497cm">
          <text:p text:style-name="P2"><text:span text:style-name="T4">Example response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1.201cm" svg:height="0.64cm" svg:x="8.821cm" svg:y="29.35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6" draw:text-style-name="P6" draw:layer="layout" svg:width="5.658cm" svg:height="0.645cm" svg:x="6.201cm" svg:y="29.357cm">
          <draw:text-box>
            <text:p text:style-name="P2"><text:span text:style-name="T1">POST /1.1/lines/104/extensions</text:span></text:p>
          </draw:text-box>
        </draw:frame>
        <draw:custom-shape draw:style-name="gr8" draw:text-style-name="P1" draw:layer="layout" svg:width="1.201cm" svg:height="0.64cm" svg:x="9.444cm" svg:y="20.23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6" draw:text-style-name="P6" draw:layer="layout" svg:width="4.854cm" svg:height="0.645cm" svg:x="6.6cm" svg:y="20.255cm">
          <draw:text-box>
            <text:p text:style-name="P2"><text:span text:style-name="T1"><text:s/></text:span><text:span text:style-name="T1">POST /1.1/users/944/lines</text:span></text:p>
          </draw:text-box>
        </draw:frame>
        <draw:line draw:style-name="gr1" draw:text-style-name="P1" draw:layer="layout" svg:x1="13.05cm" svg:y1="5.75cm" svg:x2="13.55cm" svg:y2="5.75cm">
          <text:p/>
        </draw:line>
        <draw:custom-shape draw:style-name="gr2" draw:text-style-name="P3" draw:layer="layout" svg:width="8.526cm" svg:height="0.7cm" svg:x="4.524cm" svg:y="5.35cm">
          <text:p text:style-name="P2"><text:span text:style-name="T1"><text:s text:c="12"/></text:span><text:span text:style-name="T1">POST /1.1/us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9.24cm" svg:height="2.3cm" svg:x="13.55cm" svg:y="5.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6" draw:layer="layout" svg:width="4.345cm" svg:height="2.221cm" svg:x="15.05cm" svg:y="5.35cm">
          <draw:text-box>
            <text:p><text:span text:style-name="T1">{</text:span></text:p>
            <text:p><text:span text:style-name="T1"><text:s text:c="4"/></text:span><text:span text:style-name="T1">"firstname" : "Jane",</text:span></text:p>
            <text:p><text:span text:style-name="T1"><text:s text:c="4"/></text:span><text:span text:style-name="T1">"lastname" : "Doe",</text:span></text:p>
            <text:p><text:span text:style-name="T1"><text:s text:c="4"/></text:span><text:span text:style-name="T1">"userfield" : " "</text:span></text:p>
            <text:p><text:span text:style-name="T1">}</text:span></text:p>
          </draw:text-box>
        </draw:frame>
        <draw:custom-shape draw:style-name="gr7" draw:text-style-name="P1" draw:layer="layout" svg:width="8.5cm" svg:height="2.9cm" svg:x="4.45cm" svg:y="6.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1.201cm" svg:height="0.64cm" svg:x="5.864cm" svg:y="6.68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9" draw:text-style-name="P7" draw:layer="layout" svg:width="8.3cm" svg:height="2.8cm" svg:x="4.55cm" svg:y="6.313cm">
          <draw:text-box>
            <text:p><text:span text:style-name="T1">{</text:span></text:p>
            <text:p><text:span text:style-name="T1"><text:s text:c="4"/></text:span><text:span text:style-name="T1">"id" : 945, <text:s/>"firstname" : "Jane",</text:span></text:p>
            <text:p><text:span text:style-name="T1"><text:s text:c="4"/></text:span><text:span text:style-name="T1">"lastname" : "Doe", "timezone" : "en_US",</text:span></text:p>
            <text:p><text:span text:style-name="T1"><text:s text:c="4"/></text:span><text:span text:style-name="T1">"caller_id" : "\"Jane Doe\"",</text:span></text:p>
            <text:p><text:span text:style-name="T1"><text:s text:c="4"/></text:span><text:span text:style-name="T1">"outgoing_caller_id" : "default"</text:span></text:p>
            <text:p><text:span text:style-name="T1">}</text:span></text:p>
          </draw:text-box>
        </draw:frame>
        <draw:custom-shape draw:style-name="gr10" draw:text-style-name="P8" draw:layer="layout" svg:width="3.15cm" svg:height="0.5cm" svg:x="4.65cm" svg:y="5.45cm">
          <text:p text:style-name="P2"><text:span text:style-name="T4">Create second u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 draw:layer="layout" svg:x1="2.85cm" svg:y1="5.677cm" svg:x2="4.45cm" svg:y2="5.677cm">
          <text:p/>
        </draw:line>
        <draw:line draw:style-name="gr11" draw:text-style-name="P1" draw:layer="layout" svg:x1="22.8cm" svg:y1="6.452cm" svg:x2="25.05cm" svg:y2="6.452cm">
          <text:p/>
        </draw:line>
        <draw:line draw:style-name="gr12" draw:text-style-name="P1" draw:layer="layout" svg:x1="25.15cm" svg:y1="8.25cm" svg:x2="12.95cm" svg:y2="8.25cm">
          <text:p/>
        </draw:line>
        <draw:line draw:style-name="gr12" draw:text-style-name="P1" draw:layer="layout" svg:x1="4.45cm" svg:y1="8.225cm" svg:x2="2.85cm" svg:y2="8.225cm">
          <text:p/>
        </draw:line>
        <draw:custom-shape draw:style-name="gr10" draw:text-style-name="P8" draw:layer="layout" svg:width="2.9cm" svg:height="0.5cm" svg:x="19.649cm" svg:y="7.049cm">
          <text:p text:style-name="P2"><text:span text:style-name="T4">Example requ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8" draw:layer="layout" svg:width="2.9cm" svg:height="0.5cm" svg:x="9.675cm" svg:y="8.521cm">
          <text:p text:style-name="P2"><text:span text:style-name="T4">Example respon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8.5cm" svg:height="2.8cm" svg:x="4.4cm" svg:y="21.0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1.201cm" svg:height="0.64cm" svg:x="6.687cm" svg:y="21.469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8" draw:text-style-name="P1" draw:layer="layout" svg:width="1.201cm" svg:height="0.64cm" svg:x="6.793cm" svg:y="22.26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7" draw:text-style-name="P7" draw:layer="layout" svg:width="8.3cm" svg:height="2.615cm" svg:x="4.5cm" svg:y="21.09cm">
          <draw:text-box>
            <text:p><text:span text:style-name="T1">{</text:span></text:p>
            <text:p><text:span text:style-name="T1"><text:s text:c="4"/></text:span><text:span text:style-name="T1">"line_id" : 104,</text:span></text:p>
            <text:p><text:span text:style-name="T1"><text:s text:c="4"/></text:span><text:span text:style-name="T1">"main_user": true,</text:span></text:p>
            <text:p><text:span text:style-name="T1"><text:s text:c="4"/></text:span><text:span text:style-name="T1">"user_id" : 944,</text:span></text:p>
            <text:p><text:span text:style-name="T1"><text:s text:c="4"/></text:span><text:span text:style-name="T1">"main_line" : true</text:span></text:p>
            <text:p><text:span text:style-name="T1">}</text:span></text:p>
          </draw:text-box>
        </draw:frame>
        <draw:line draw:style-name="gr12" draw:text-style-name="P1" draw:layer="layout" svg:x1="25.1cm" svg:y1="22.127cm" svg:x2="12.9cm" svg:y2="22.127cm">
          <text:p/>
        </draw:line>
        <draw:line draw:style-name="gr12" draw:text-style-name="P1" draw:layer="layout" svg:x1="4.4cm" svg:y1="22.102cm" svg:x2="2.8cm" svg:y2="22.102cm">
          <text:p/>
        </draw:line>
        <draw:custom-shape draw:style-name="gr10" draw:text-style-name="P8" draw:layer="layout" svg:width="2.9cm" svg:height="0.5cm" svg:x="9.674cm" svg:y="23.222cm">
          <text:p text:style-name="P2"><text:span text:style-name="T4">Example response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 draw:text-style-name="P1" draw:layer="layout" svg:x1="12.95cm" svg:y1="24.749cm" svg:x2="13.45cm" svg:y2="24.749cm">
          <text:p/>
        </draw:line>
        <draw:custom-shape draw:style-name="gr15" draw:text-style-name="P3" draw:layer="layout" svg:width="8.526cm" svg:height="1.25cm" svg:x="4.424cm" svg:y="24.1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 draw:layer="layout" svg:x1="22.7cm" svg:y1="24.951cm" svg:x2="25.15cm" svg:y2="24.951cm">
          <text:p/>
        </draw:line>
        <draw:custom-shape draw:style-name="gr16" draw:text-style-name="P1" draw:layer="layout" svg:width="9.24cm" svg:height="1.5cm" svg:x="13.45cm" svg:y="24.1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1.201cm" svg:height="0.64cm" svg:x="17.095cm" svg:y="24.53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6" draw:text-style-name="P6" draw:layer="layout" svg:width="3.232cm" svg:height="1.433cm" svg:x="14.95cm" svg:y="24.149cm">
          <draw:text-box>
            <text:p><text:span text:style-name="T1">{</text:span></text:p>
            <text:p><text:span text:style-name="T1"><text:s text:c="4"/></text:span><text:span text:style-name="T1">"line_id" : 104</text:span></text:p>
            <text:p><text:span text:style-name="T1">}</text:span></text:p>
          </draw:text-box>
        </draw:frame>
        <draw:custom-shape draw:style-name="gr10" draw:text-style-name="P8" draw:layer="layout" svg:width="5.25cm" svg:height="0.5cm" svg:x="4.55cm" svg:y="24.249cm">
          <text:p text:style-name="P2"><text:span text:style-name="T4">Associate a line to a second u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 draw:layer="layout" svg:x1="2.85cm" svg:y1="24.776cm" svg:x2="4.35cm" svg:y2="24.776cm">
          <text:p/>
        </draw:line>
        <draw:custom-shape draw:style-name="gr10" draw:text-style-name="P8" draw:layer="layout" svg:width="2.9cm" svg:height="0.5cm" svg:x="19.598cm" svg:y="25.041cm">
          <text:p text:style-name="P2"><text:span text:style-name="T4">Example requ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1.201cm" svg:height="0.64cm" svg:x="9.459cm" svg:y="24.78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6" draw:text-style-name="P6" draw:layer="layout" svg:width="4.854cm" svg:height="0.645cm" svg:x="6.6cm" svg:y="24.804cm">
          <draw:text-box>
            <text:p text:style-name="P2"><text:span text:style-name="T1"><text:s/></text:span><text:span text:style-name="T1">POST /1.1/users/945/lines</text:span></text:p>
          </draw:text-box>
        </draw:frame>
        <draw:custom-shape draw:style-name="gr7" draw:text-style-name="P1" draw:layer="layout" svg:width="8.5cm" svg:height="2.8cm" svg:x="4.4cm" svg:y="25.5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1.201cm" svg:height="0.64cm" svg:x="6.651cm" svg:y="26.03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8" draw:text-style-name="P1" draw:layer="layout" svg:width="1.201cm" svg:height="0.64cm" svg:x="6.8cm" svg:y="26.814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7" draw:text-style-name="P7" draw:layer="layout" svg:width="8.3cm" svg:height="2.615cm" svg:x="4.5cm" svg:y="25.658cm">
          <draw:text-box>
            <text:p><text:span text:style-name="T1">{</text:span></text:p>
            <text:p><text:span text:style-name="T1"><text:s text:c="4"/></text:span><text:span text:style-name="T1">"line_id" : 104,</text:span></text:p>
            <text:p><text:span text:style-name="T1"><text:s text:c="4"/></text:span><text:span text:style-name="T1">"main_user": false,</text:span></text:p>
            <text:p><text:span text:style-name="T1"><text:s text:c="4"/></text:span><text:span text:style-name="T1">"user_id" : 945,</text:span></text:p>
            <text:p><text:span text:style-name="T1"><text:s text:c="4"/></text:span><text:span text:style-name="T1">"main_line" : true</text:span></text:p>
            <text:p><text:span text:style-name="T1">}</text:span></text:p>
          </draw:text-box>
        </draw:frame>
        <draw:line draw:style-name="gr12" draw:text-style-name="P1" draw:layer="layout" svg:x1="25.1cm" svg:y1="26.695cm" svg:x2="12.9cm" svg:y2="26.695cm">
          <text:p/>
        </draw:line>
        <draw:line draw:style-name="gr12" draw:text-style-name="P1" draw:layer="layout" svg:x1="4.4cm" svg:y1="26.67cm" svg:x2="2.8cm" svg:y2="26.67cm">
          <text:p/>
        </draw:line>
        <draw:custom-shape draw:style-name="gr10" draw:text-style-name="P8" draw:layer="layout" svg:width="2.9cm" svg:height="0.5cm" svg:x="9.674cm" svg:y="27.79cm">
          <text:p text:style-name="P2"><text:span text:style-name="T4">Example response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1.201cm" svg:height="0.64cm" svg:x="-3.478cm" svg:y="2.64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8" draw:text-style-name="P1" draw:layer="layout" svg:width="1.201cm" svg:height="0.64cm" svg:x="-3.479cm" svg:y="6.739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3" draw:text-style-name="P1" draw:layer="layout" svg:width="1.201cm" svg:height="0.64cm" svg:x="-3.48cm" svg:y="10.93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4" draw:text-style-name="P1" draw:layer="layout" svg:width="1.201cm" svg:height="0.64cm" svg:x="-3.481cm" svg:y="15.53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34.1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prichard </meta:initial-creator>
    <meta:creation-date>2014-06-03T09:03:40</meta:creation-date>
    <dc:date>2014-07-16T11:56:11</dc:date>
    <dc:creator>prichard </dc:creator>
    <meta:editing-duration>PT1H41M49S</meta:editing-duration>
    <meta:editing-cycles>9</meta:editing-cycles>
    <meta:generator>LibreOffice/3.5$Linux_X86_64 LibreOffice_project/350m1$Build-2</meta:generator>
    <meta:document-statistic meta:object-count="116"/>
  </office:meta>
</office:document-meta>
</file>